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ExpressionContext.resolveVariable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peatedFormula.calculate( Form form , Widget parent , Datatype data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peatedFormula.setRepeatOn( String iterate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dFormula.getInitial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ExpressionContext.ResultExpressionContext( Widget widget , Objec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eatedFormula.setInitialResult( Expression initial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dFormula.getRepea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